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FFFF"/>
      <style:text-properties fo:color="#FF0000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/>
    </style:style>
    <style:style style:name="ce10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1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3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5" style:family="table-cell" style:parent-style-name="Comma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fo:border-top="2pt solid #000000" fo:border-bottom="thin solid #000000" fo:border-left="none" fo:border-right="none" fo:background-color="#FFFFFF"/>
    </style:style>
    <style:style style:name="ce17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2003_32_main_32_tables" style:data-style-name="N36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2003_32_main_32_tables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2003_32_main_32_tables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3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4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26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2003_32_main_32_table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8" style:family="table-cell" style:parent-style-name="Normal_2003_32_main_32_tables" style:data-style-name="N38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9" style:family="table-cell" style:parent-style-name="Normal_2003_32_main_32_tables" style:data-style-name="N38">
      <style:table-cell-properties fo:border-top="none" fo:border-bottom="none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0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2" style:family="table-cell" style:parent-style-name="Normal_2003_32_main_32_tables" style:data-style-name="N38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3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4" style:family="table-cell" style:parent-style-name="Normal_2003_32_main_32_tables" style:data-style-name="N3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5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6" style:family="table-cell" style:parent-style-name="Normal_2003_32_main_32_tables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37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8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9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40" style:family="table-cell" style:parent-style-name="Normal_32_2" style:data-style-name="N0">
      <style:table-cell-properties style:vertical-align="automatic" fo:background-color="#FFFFFF"/>
    </style:style>
    <style:style style:name="ce41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2" style:family="table-cell" style:parent-style-name="Default" style:data-style-name="N40">
      <style:table-cell-properties fo:background-color="#FFFFFF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4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45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Normal_2003_32_main_32_tables" style:data-style-name="N36">
      <style:table-cell-properties style:vertical-align="automatic" fo:background-color="#E7E6E6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9" style:family="table-cell" style:parent-style-name="Normal_2003_32_main_32_tables" style:data-style-name="N39">
      <style:table-cell-properties style:vertical-align="automatic" fo:background-color="#E7E6E6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0" style:family="table-cell" style:parent-style-name="Normal_2003_32_main_32_tables" style:data-style-name="N38">
      <style:table-cell-properties style:vertical-align="automatic" fo:background-color="#E7E6E6"/>
      <style:text-properties style:font-name="Arial" style:font-name-asian="Arial" style:font-name-complex="Arial" style:font-family-generic="swiss"/>
    </style:style>
    <style:style style:name="ce51" style:family="table-cell" style:parent-style-name="Normal_2003_32_main_32_tables" style:data-style-name="N36">
      <style:table-cell-properties style:vertical-align="automatic" fo:wrap-option="wrap" fo:background-color="#E7E6E6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page" style:column-width="1.61395833333333cm"/>
    </style:style>
    <style:style style:name="co4" style:family="table-column">
      <style:table-column-properties fo:break-before="auto" style:column-width="1.77270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37.5pt" style:use-optimal-row-height="false" fo:break-before="auto"/>
    </style:style>
    <style:style style:name="ro12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306" table:style-name="ta1">
        <table:table-column table:style-name="co1" table:default-cell-style-name="ce3"/>
        <table:table-column table:style-name="co2" table:number-columns-repeated="11" table:default-cell-style-name="ce3"/>
        <table:table-column table:style-name="co3" table:default-cell-style-name="ce3"/>
        <table:table-column table:style-name="co2" table:default-cell-style-name="ce3"/>
        <table:table-column table:style-name="co2" table:default-cell-style-name="ce4"/>
        <table:table-column table:style-name="co4" table:number-columns-repeated="3" table:default-cell-style-name="ce3"/>
        <table:table-column table:style-name="co5" table:number-columns-repeated="16366" table:default-cell-style-name="ce3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table:style-name="ce6"/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1">
          <table:table-cell office:value-type="string" table:style-name="ce7">
            <text:p>Table NTS0306</text:p>
          </table:table-cell>
          <table:table-cell table:number-columns-repeated="13" table:style-name="ce8"/>
          <table:table-cell table:style-name="ce9"/>
          <table:table-cell table:number-columns-repeated="16369" table:style-name="ce8"/>
        </table:table-row>
        <table:table-row table:style-name="ro1">
          <table:table-cell office:value-type="string" table:style-name="ce10">
            <text:p>Average trip length by main mode: England, 1995/97 to 2016</text:p>
          </table:table-cell>
          <table:table-cell table:number-columns-repeated="13" table:style-name="ce8"/>
          <table:table-cell table:style-name="ce9"/>
          <table:table-cell table:number-columns-repeated="16369" table:style-name="ce8"/>
        </table:table-row>
        <table:table-row table:style-name="ro3">
          <table:table-cell table:style-name="ce11"/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4">
          <table:table-cell table:number-columns-repeated="13" table:style-name="ce12"/>
          <table:table-cell table:style-name="ce3"/>
          <table:table-cell table:style-name="ce13"/>
          <table:table-cell table:number-columns-repeated="2" table:style-name="ce3"/>
          <table:table-cell table:style-name="ce14"/>
          <table:table-cell table:number-columns-repeated="16366"/>
        </table:table-row>
        <table:table-row table:style-name="ro5">
          <table:table-cell table:style-name="ce15"/>
          <table:table-cell office:value-type="string" table:number-columns-spanned="16" table:number-rows-spanned="1" table:style-name="ce45">
            <text:p>Average trip length (miles)</text:p>
          </table:table-cell>
          <table:covered-table-cell table:number-columns-repeated="15"/>
          <table:table-cell table:style-name="ce16"/>
          <table:table-cell table:number-columns-repeated="16366"/>
        </table:table-row>
        <table:table-row table:style-name="ro6">
          <table:table-cell office:value-type="string" table:style-name="ce17">
            <text:p>Main mode</text:p>
          </table:table-cell>
          <table:table-cell office:value-type="string" table:style-name="ce18">
            <text:p>1995/97</text:p>
          </table:table-cell>
          <table:table-cell office:value-type="string" table:style-name="ce18">
            <text:p>1998/00</text:p>
          </table:table-cell>
          <table:table-cell office:value-type="float" office:value="2002" table:style-name="ce19">
            <text:p>2002</text:p>
          </table:table-cell>
          <table:table-cell office:value-type="float" office:value="2003" table:style-name="ce19">
            <text:p>2003</text:p>
          </table:table-cell>
          <table:table-cell office:value-type="float" office:value="2004" table:style-name="ce19">
            <text:p>2004</text:p>
          </table:table-cell>
          <table:table-cell office:value-type="float" office:value="2005" table:style-name="ce19">
            <text:p>2005</text:p>
          </table:table-cell>
          <table:table-cell office:value-type="float" office:value="2006" table:style-name="ce19">
            <text:p>2006</text:p>
          </table:table-cell>
          <table:table-cell office:value-type="float" office:value="2007" table:style-name="ce20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20">
            <text:p>2010</text:p>
          </table:table-cell>
          <table:table-cell office:value-type="float" office:value="2011" table:style-name="ce20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float" office:value="2016" table:style-name="ce20">
            <text:p>2016</text:p>
          </table:table-cell>
          <table:table-cell table:number-columns-repeated="16366"/>
        </table:table-row>
        <table:table-row table:style-name="ro7">
          <table:table-cell office:value-type="string" table:style-name="ce21">
            <text:p>Private:</text:p>
          </table:table-cell>
          <table:table-cell table:style-name="ce22"/>
          <table:table-cell table:style-name="ce23"/>
          <table:table-cell table:number-columns-repeated="5" table:style-name="ce24"/>
          <table:table-cell table:number-columns-repeated="3" table:style-name="ce22"/>
          <table:table-cell table:number-columns-repeated="2" table:style-name="ce25"/>
          <table:table-cell table:style-name="ce3"/>
          <table:table-cell table:number-columns-repeated="3" table:style-name="ce25"/>
          <table:table-cell table:number-columns-repeated="16367" table:style-name="ce3"/>
        </table:table-row>
        <table:table-row table:style-name="ro8">
          <table:table-cell office:value-type="string" table:style-name="ce26">
            <text:p>Walk<text:span text:style-name="T1">1</text:span></text:p>
          </table:table-cell>
          <table:table-cell office:value-type="float" office:value="0.58113424997213592" table:style-name="ce27">
            <text:p>0.6</text:p>
          </table:table-cell>
          <table:table-cell office:value-type="float" office:value="0.62695222693425379" table:style-name="ce28">
            <text:p>0.6</text:p>
          </table:table-cell>
          <table:table-cell office:value-type="float" office:value="0.71545375857977211" table:style-name="ce28">
            <text:p>0.7</text:p>
          </table:table-cell>
          <table:table-cell office:value-type="float" office:value="0.70630134201181416" table:style-name="ce28">
            <text:p>0.7</text:p>
          </table:table-cell>
          <table:table-cell office:value-type="float" office:value="0.70753760222479356" table:style-name="ce28">
            <text:p>0.7</text:p>
          </table:table-cell>
          <table:table-cell office:value-type="float" office:value="0.68865776570211268" table:style-name="ce28">
            <text:p>0.7</text:p>
          </table:table-cell>
          <table:table-cell office:value-type="float" office:value="0.68723582054211418" table:style-name="ce28">
            <text:p>0.7</text:p>
          </table:table-cell>
          <table:table-cell office:value-type="float" office:value="0.74066864121715159" table:style-name="ce28">
            <text:p>0.7</text:p>
          </table:table-cell>
          <table:table-cell office:value-type="float" office:value="0.73224480164781014" table:style-name="ce28">
            <text:p>0.7</text:p>
          </table:table-cell>
          <table:table-cell office:value-type="float" office:value="0.72675066956035383" table:style-name="ce28">
            <text:p>0.7</text:p>
          </table:table-cell>
          <table:table-cell office:value-type="float" office:value="0.7249987314692814" table:style-name="ce28">
            <text:p>0.7</text:p>
          </table:table-cell>
          <table:table-cell office:value-type="float" office:value="0.72495010051270314" table:style-name="ce28">
            <text:p>0.7</text:p>
          </table:table-cell>
          <table:table-cell office:value-type="float" office:value="0.71699021651062955" table:style-name="ce28">
            <text:p>0.7</text:p>
          </table:table-cell>
          <table:table-cell office:value-type="float" office:value="0.76623684774298018" table:style-name="ce28">
            <text:p>0.8</text:p>
          </table:table-cell>
          <table:table-cell office:value-type="float" office:value="0.74435041456953899" table:style-name="ce28">
            <text:p>0.7</text:p>
          </table:table-cell>
          <table:table-cell office:value-type="float" office:value="0.76306586576524593" table:style-name="ce28">
            <text:p>0.8</text:p>
          </table:table-cell>
          <table:table-cell office:value-type="float" office:value="0.66897035318295073" table:style-name="ce29">
            <text:p>0.7</text:p>
          </table:table-cell>
          <table:table-cell table:number-columns-repeated="16366"/>
        </table:table-row>
        <table:table-row table:style-name="ro8">
          <table:table-cell office:value-type="string" table:style-name="ce48">
            <text:p>Walk (of a mile or more)<text:span text:style-name="T1">2</text:span>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1.4503311003150334" table:style-name="ce50">
            <text:p>1.5</text:p>
          </table:table-cell>
          <table:table-cell office:value-type="float" office:value="1.4196406325534139" table:style-name="ce50">
            <text:p>1.4</text:p>
          </table:table-cell>
          <table:table-cell office:value-type="float" office:value="1.3980877110537551" table:style-name="ce50">
            <text:p>1.4</text:p>
          </table:table-cell>
          <table:table-cell office:value-type="float" office:value="1.3834333185009617" table:style-name="ce50">
            <text:p>1.4</text:p>
          </table:table-cell>
          <table:table-cell office:value-type="float" office:value="1.389028935571915" table:style-name="ce50">
            <text:p>1.4</text:p>
          </table:table-cell>
          <table:table-cell office:value-type="float" office:value="1.3852163659206989" table:style-name="ce50">
            <text:p>1.4</text:p>
          </table:table-cell>
          <table:table-cell office:value-type="float" office:value="1.3995797406912693" table:style-name="ce50">
            <text:p>1.4</text:p>
          </table:table-cell>
          <table:table-cell office:value-type="float" office:value="1.4300789793190105" table:style-name="ce50">
            <text:p>1.4</text:p>
          </table:table-cell>
          <table:table-cell office:value-type="float" office:value="1.4691138944339859" table:style-name="ce50">
            <text:p>1.5</text:p>
          </table:table-cell>
          <table:table-cell office:value-type="float" office:value="1.4288742413735669" table:style-name="ce50">
            <text:p>1.4</text:p>
          </table:table-cell>
          <table:table-cell office:value-type="float" office:value="1.4003002179906412" table:style-name="ce50">
            <text:p>1.4</text:p>
          </table:table-cell>
          <table:table-cell office:value-type="float" office:value="1.4285640232419579" table:style-name="ce50">
            <text:p>1.4</text:p>
          </table:table-cell>
          <table:table-cell office:value-type="float" office:value="1.3974622101753233" table:style-name="ce50">
            <text:p>1.4</text:p>
          </table:table-cell>
          <table:table-cell office:value-type="float" office:value="1.4273734949789056" table:style-name="ce50">
            <text:p>1.4</text:p>
          </table:table-cell>
          <table:table-cell office:value-type="float" office:value="1.3736178921844477" table:style-name="ce50">
            <text:p>1.4</text:p>
          </table:table-cell>
          <table:table-cell table:number-columns-repeated="16366"/>
        </table:table-row>
        <table:table-row table:style-name="ro2">
          <table:table-cell office:value-type="string" table:style-name="ce26">
            <text:p>Bicycle</text:p>
          </table:table-cell>
          <table:table-cell office:value-type="float" office:value="2.2768033236204794" table:style-name="ce27">
            <text:p>2.3</text:p>
          </table:table-cell>
          <table:table-cell office:value-type="float" office:value="2.3295245999942158" table:style-name="ce28">
            <text:p>2.3</text:p>
          </table:table-cell>
          <table:table-cell office:value-type="float" office:value="2.0860330778280711" table:style-name="ce28">
            <text:p>2.1</text:p>
          </table:table-cell>
          <table:table-cell office:value-type="float" office:value="2.3078226324888309" table:style-name="ce28">
            <text:p>2.3</text:p>
          </table:table-cell>
          <table:table-cell office:value-type="float" office:value="2.3673180733838937" table:style-name="ce28">
            <text:p>2.4</text:p>
          </table:table-cell>
          <table:table-cell office:value-type="float" office:value="2.4292700684279311" table:style-name="ce28">
            <text:p>2.4</text:p>
          </table:table-cell>
          <table:table-cell office:value-type="float" office:value="2.3520725252600441" table:style-name="ce28">
            <text:p>2.4</text:p>
          </table:table-cell>
          <table:table-cell office:value-type="float" office:value="2.855853729134473" table:style-name="ce28">
            <text:p>2.9</text:p>
          </table:table-cell>
          <table:table-cell office:value-type="float" office:value="2.528381422944892" table:style-name="ce28">
            <text:p>2.5</text:p>
          </table:table-cell>
          <table:table-cell office:value-type="float" office:value="2.8520442632570244" table:style-name="ce28">
            <text:p>2.9</text:p>
          </table:table-cell>
          <table:table-cell office:value-type="float" office:value="2.7750943370568475" table:style-name="ce28">
            <text:p>2.8</text:p>
          </table:table-cell>
          <table:table-cell office:value-type="float" office:value="2.897505435386444" table:style-name="ce28">
            <text:p>2.9</text:p>
          </table:table-cell>
          <table:table-cell office:value-type="float" office:value="3.1123433043122501" table:style-name="ce28">
            <text:p>3.1</text:p>
          </table:table-cell>
          <table:table-cell office:value-type="float" office:value="3.2965667820853524" table:style-name="ce28">
            <text:p>3.3</text:p>
          </table:table-cell>
          <table:table-cell office:value-type="float" office:value="3.0969267105188973" table:style-name="ce28">
            <text:p>3.1</text:p>
          </table:table-cell>
          <table:table-cell office:value-type="float" office:value="3.0358817434137313" table:style-name="ce28">
            <text:p>3.0</text:p>
          </table:table-cell>
          <table:table-cell office:value-type="float" office:value="3.5176831469240808" table:style-name="ce28">
            <text:p>3.5</text:p>
          </table:table-cell>
          <table:table-cell table:number-columns-repeated="16366"/>
        </table:table-row>
        <table:table-row table:style-name="ro2">
          <table:table-cell office:value-type="string" table:style-name="ce26">
            <text:p>Car / van driver</text:p>
          </table:table-cell>
          <table:table-cell office:value-type="float" office:value="8.4564111094022163" table:style-name="ce27">
            <text:p>8.5</text:p>
          </table:table-cell>
          <table:table-cell office:value-type="float" office:value="8.5528723257193437" table:style-name="ce28">
            <text:p>8.6</text:p>
          </table:table-cell>
          <table:table-cell office:value-type="float" office:value="8.4035756528133572" table:style-name="ce28">
            <text:p>8.4</text:p>
          </table:table-cell>
          <table:table-cell office:value-type="float" office:value="8.6360710124435407" table:style-name="ce28">
            <text:p>8.6</text:p>
          </table:table-cell>
          <table:table-cell office:value-type="float" office:value="8.6744470241132845" table:style-name="ce28">
            <text:p>8.7</text:p>
          </table:table-cell>
          <table:table-cell office:value-type="float" office:value="8.3776388509094009" table:style-name="ce28">
            <text:p>8.4</text:p>
          </table:table-cell>
          <table:table-cell office:value-type="float" office:value="8.4528354996029957" table:style-name="ce28">
            <text:p>8.5</text:p>
          </table:table-cell>
          <table:table-cell office:value-type="float" office:value="8.9127545612212007" table:style-name="ce28">
            <text:p>8.9</text:p>
          </table:table-cell>
          <table:table-cell office:value-type="float" office:value="8.4855564114600206" table:style-name="ce28">
            <text:p>8.5</text:p>
          </table:table-cell>
          <table:table-cell office:value-type="float" office:value="8.3331922318754348" table:style-name="ce28">
            <text:p>8.3</text:p>
          </table:table-cell>
          <table:table-cell office:value-type="float" office:value="8.4082510128551657" table:style-name="ce28">
            <text:p>8.4</text:p>
          </table:table-cell>
          <table:table-cell office:value-type="float" office:value="8.6122454194407574" table:style-name="ce28">
            <text:p>8.6</text:p>
          </table:table-cell>
          <table:table-cell office:value-type="float" office:value="8.3171579894729373" table:style-name="ce28">
            <text:p>8.3</text:p>
          </table:table-cell>
          <table:table-cell office:value-type="float" office:value="8.4803925186814144" table:style-name="ce28">
            <text:p>8.5</text:p>
          </table:table-cell>
          <table:table-cell office:value-type="float" office:value="8.5137795128105669" table:style-name="ce28">
            <text:p>8.5</text:p>
          </table:table-cell>
          <table:table-cell office:value-type="float" office:value="8.5533538216104219" table:style-name="ce28">
            <text:p>8.6</text:p>
          </table:table-cell>
          <table:table-cell office:value-type="float" office:value="8.4264510704839193" table:style-name="ce28">
            <text:p>8.4</text:p>
          </table:table-cell>
          <table:table-cell table:number-columns-repeated="16366"/>
        </table:table-row>
        <table:table-row table:style-name="ro2">
          <table:table-cell office:value-type="string" table:style-name="ce26">
            <text:p>Car / van passenger</text:p>
          </table:table-cell>
          <table:table-cell office:value-type="float" office:value="8.6237168063664686" table:style-name="ce27">
            <text:p>8.6</text:p>
          </table:table-cell>
          <table:table-cell office:value-type="float" office:value="8.6848703371963545" table:style-name="ce28">
            <text:p>8.7</text:p>
          </table:table-cell>
          <table:table-cell office:value-type="float" office:value="8.7858952734822644" table:style-name="ce28">
            <text:p>8.8</text:p>
          </table:table-cell>
          <table:table-cell office:value-type="float" office:value="8.9611604969310203" table:style-name="ce28">
            <text:p>9.0</text:p>
          </table:table-cell>
          <table:table-cell office:value-type="float" office:value="8.7312694963867266" table:style-name="ce28">
            <text:p>8.7</text:p>
          </table:table-cell>
          <table:table-cell office:value-type="float" office:value="8.7828978276659413" table:style-name="ce28">
            <text:p>8.8</text:p>
          </table:table-cell>
          <table:table-cell office:value-type="float" office:value="8.7260708536655454" table:style-name="ce28">
            <text:p>8.7</text:p>
          </table:table-cell>
          <table:table-cell office:value-type="float" office:value="9.1269693656589563" table:style-name="ce28">
            <text:p>9.1</text:p>
          </table:table-cell>
          <table:table-cell office:value-type="float" office:value="8.6004150215719815" table:style-name="ce28">
            <text:p>8.6</text:p>
          </table:table-cell>
          <table:table-cell office:value-type="float" office:value="9.0409541303809711" table:style-name="ce28">
            <text:p>9.0</text:p>
          </table:table-cell>
          <table:table-cell office:value-type="float" office:value="8.5988320758720054" table:style-name="ce28">
            <text:p>8.6</text:p>
          </table:table-cell>
          <table:table-cell office:value-type="float" office:value="9.336865667957543" table:style-name="ce28">
            <text:p>9.3</text:p>
          </table:table-cell>
          <table:table-cell office:value-type="float" office:value="8.5718278340862391" table:style-name="ce28">
            <text:p>8.6</text:p>
          </table:table-cell>
          <table:table-cell office:value-type="float" office:value="8.8524421829232605" table:style-name="ce28">
            <text:p>8.9</text:p>
          </table:table-cell>
          <table:table-cell office:value-type="float" office:value="8.6581495341152177" table:style-name="ce28">
            <text:p>8.7</text:p>
          </table:table-cell>
          <table:table-cell office:value-type="float" office:value="9.2547848602144445" table:style-name="ce28">
            <text:p>9.3</text:p>
          </table:table-cell>
          <table:table-cell office:value-type="float" office:value="8.8339199628021348" table:style-name="ce28">
            <text:p>8.8</text:p>
          </table:table-cell>
          <table:table-cell table:number-columns-repeated="16366"/>
        </table:table-row>
        <table:table-row table:style-name="ro2">
          <table:table-cell office:value-type="string" table:style-name="ce26">
            <text:p>Motorcycle</text:p>
          </table:table-cell>
          <table:table-cell office:value-type="float" office:value="8.6064249361738803" table:style-name="ce27">
            <text:p>8.6</text:p>
          </table:table-cell>
          <table:table-cell office:value-type="float" office:value="9.2057622145188827" table:style-name="ce28">
            <text:p>9.2</text:p>
          </table:table-cell>
          <table:table-cell office:value-type="float" office:value="9.356933865504212" table:style-name="ce28">
            <text:p>9.4</text:p>
          </table:table-cell>
          <table:table-cell office:value-type="float" office:value="11.032743048609476" table:style-name="ce28">
            <text:p>11.0</text:p>
          </table:table-cell>
          <table:table-cell office:value-type="float" office:value="11.033696240389325" table:style-name="ce28">
            <text:p>11.0</text:p>
          </table:table-cell>
          <table:table-cell office:value-type="float" office:value="9.7623081153058369" table:style-name="ce28">
            <text:p>9.8</text:p>
          </table:table-cell>
          <table:table-cell office:value-type="float" office:value="11.369028982978616" table:style-name="ce28">
            <text:p>11.4</text:p>
          </table:table-cell>
          <table:table-cell office:value-type="float" office:value="10.580004187883043" table:style-name="ce28">
            <text:p>10.6</text:p>
          </table:table-cell>
          <table:table-cell office:value-type="float" office:value="9.6507405203432661" table:style-name="ce28">
            <text:p>9.7</text:p>
          </table:table-cell>
          <table:table-cell office:value-type="float" office:value="12.059129033187858" table:style-name="ce28">
            <text:p>12.1</text:p>
          </table:table-cell>
          <table:table-cell office:value-type="float" office:value="9.8996847737622229" table:style-name="ce28">
            <text:p>9.9</text:p>
          </table:table-cell>
          <table:table-cell office:value-type="float" office:value="10.225572524247278" table:style-name="ce28">
            <text:p>10.2</text:p>
          </table:table-cell>
          <table:table-cell office:value-type="float" office:value="10.937983532290254" table:style-name="ce28">
            <text:p>10.9</text:p>
          </table:table-cell>
          <table:table-cell office:value-type="float" office:value="10.312853862795416" table:style-name="ce28">
            <text:p>10.3</text:p>
          </table:table-cell>
          <table:table-cell office:value-type="float" office:value="9.1929710409231795" table:style-name="ce28">
            <text:p>9.2</text:p>
          </table:table-cell>
          <table:table-cell office:value-type="float" office:value="11.140573790411837" table:style-name="ce28">
            <text:p>11.1</text:p>
          </table:table-cell>
          <table:table-cell office:value-type="float" office:value="11.065889216983118" table:style-name="ce28">
            <text:p>11.1</text:p>
          </table:table-cell>
          <table:table-cell table:number-columns-repeated="16366"/>
        </table:table-row>
        <table:table-row table:style-name="ro8">
          <table:table-cell office:value-type="string" table:style-name="ce30">
            <text:p>Other private transport<text:span text:style-name="T1">3</text:span></text:p>
          </table:table-cell>
          <table:table-cell office:value-type="float" office:value="16.542041996768628" table:style-name="ce31">
            <text:p>16.5</text:p>
          </table:table-cell>
          <table:table-cell office:value-type="float" office:value="19.419590159274964" table:style-name="ce32">
            <text:p>19.4</text:p>
          </table:table-cell>
          <table:table-cell office:value-type="float" office:value="17.73140954229493" table:style-name="ce32">
            <text:p>17.7</text:p>
          </table:table-cell>
          <table:table-cell office:value-type="float" office:value="19.915052204490646" table:style-name="ce32">
            <text:p>19.9</text:p>
          </table:table-cell>
          <table:table-cell office:value-type="float" office:value="18.024505341497775" table:style-name="ce32">
            <text:p>18.0</text:p>
          </table:table-cell>
          <table:table-cell office:value-type="float" office:value="18.383420019872684" table:style-name="ce32">
            <text:p>18.4</text:p>
          </table:table-cell>
          <table:table-cell office:value-type="float" office:value="15.179242872396365" table:style-name="ce32">
            <text:p>15.2</text:p>
          </table:table-cell>
          <table:table-cell office:value-type="float" office:value="14.081741979390628" table:style-name="ce32">
            <text:p>14.1</text:p>
          </table:table-cell>
          <table:table-cell office:value-type="float" office:value="13.265743176402939" table:style-name="ce32">
            <text:p>13.3</text:p>
          </table:table-cell>
          <table:table-cell office:value-type="float" office:value="16.683605534944014" table:style-name="ce32">
            <text:p>16.7</text:p>
          </table:table-cell>
          <table:table-cell office:value-type="float" office:value="17.14227145610527" table:style-name="ce32">
            <text:p>17.1</text:p>
          </table:table-cell>
          <table:table-cell office:value-type="float" office:value="19.885235217017811" table:style-name="ce32">
            <text:p>19.9</text:p>
          </table:table-cell>
          <table:table-cell office:value-type="float" office:value="13.522165954742899" table:style-name="ce32">
            <text:p>13.5</text:p>
          </table:table-cell>
          <table:table-cell office:value-type="float" office:value="17.963688972675396" table:style-name="ce32">
            <text:p>18.0</text:p>
          </table:table-cell>
          <table:table-cell office:value-type="float" office:value="17.951955038660707" table:style-name="ce32">
            <text:p>18.0</text:p>
          </table:table-cell>
          <table:table-cell office:value-type="float" office:value="14.987596014907112" table:style-name="ce32">
            <text:p>15.0</text:p>
          </table:table-cell>
          <table:table-cell office:value-type="float" office:value="14.763178736591962" table:style-name="ce32">
            <text:p>14.8</text:p>
          </table:table-cell>
          <table:table-cell table:number-columns-repeated="16366"/>
        </table:table-row>
        <table:table-row table:style-name="ro7">
          <table:table-cell office:value-type="string" table:style-name="ce26">
            <text:p>Public:</text:p>
          </table:table-cell>
          <table:table-cell table:style-name="ce27"/>
          <table:table-cell table:number-columns-repeated="11" table:style-name="ce28"/>
          <table:table-cell table:style-name="ce3"/>
          <table:table-cell table:number-columns-repeated="4" table:style-name="ce28"/>
          <table:table-cell table:number-columns-repeated="16366"/>
        </table:table-row>
        <table:table-row table:style-name="ro2">
          <table:table-cell office:value-type="string" table:style-name="ce26">
            <text:p>Bus in London</text:p>
          </table:table-cell>
          <table:table-cell office:value-type="float" office:value="3.2434222253126523" table:style-name="ce27">
            <text:p>3.2</text:p>
          </table:table-cell>
          <table:table-cell office:value-type="float" office:value="3.4040112971358005" table:style-name="ce28">
            <text:p>3.4</text:p>
          </table:table-cell>
          <table:table-cell office:value-type="float" office:value="3.5718379735463843" table:style-name="ce28">
            <text:p>3.6</text:p>
          </table:table-cell>
          <table:table-cell office:value-type="float" office:value="3.8304073751021646" table:style-name="ce28">
            <text:p>3.8</text:p>
          </table:table-cell>
          <table:table-cell office:value-type="float" office:value="3.5256705408275466" table:style-name="ce28">
            <text:p>3.5</text:p>
          </table:table-cell>
          <table:table-cell office:value-type="float" office:value="3.8215507504506352" table:style-name="ce28">
            <text:p>3.8</text:p>
          </table:table-cell>
          <table:table-cell office:value-type="float" office:value="3.6808056776480513" table:style-name="ce28">
            <text:p>3.7</text:p>
          </table:table-cell>
          <table:table-cell office:value-type="float" office:value="3.6818322727870605" table:style-name="ce28">
            <text:p>3.7</text:p>
          </table:table-cell>
          <table:table-cell office:value-type="float" office:value="3.6961331303714302" table:style-name="ce28">
            <text:p>3.7</text:p>
          </table:table-cell>
          <table:table-cell office:value-type="float" office:value="3.6021582528765586" table:style-name="ce28">
            <text:p>3.6</text:p>
          </table:table-cell>
          <table:table-cell office:value-type="float" office:value="3.5403178383230993" table:style-name="ce28">
            <text:p>3.5</text:p>
          </table:table-cell>
          <table:table-cell office:value-type="float" office:value="3.7395874247128167" table:style-name="ce28">
            <text:p>3.7</text:p>
          </table:table-cell>
          <table:table-cell office:value-type="float" office:value="3.9733589368189022" table:style-name="ce28">
            <text:p>4.0</text:p>
          </table:table-cell>
          <table:table-cell office:value-type="float" office:value="3.6650829806698884" table:style-name="ce28">
            <text:p>3.7</text:p>
          </table:table-cell>
          <table:table-cell office:value-type="float" office:value="3.7782600826954584" table:style-name="ce28">
            <text:p>3.8</text:p>
          </table:table-cell>
          <table:table-cell office:value-type="float" office:value="3.911806825236944" table:style-name="ce28">
            <text:p>3.9</text:p>
          </table:table-cell>
          <table:table-cell office:value-type="float" office:value="3.5275504513917775" table:style-name="ce28">
            <text:p>3.5</text:p>
          </table:table-cell>
          <table:table-cell table:number-columns-repeated="16366"/>
        </table:table-row>
        <table:table-row table:style-name="ro2">
          <table:table-cell office:value-type="string" table:style-name="ce21">
            <text:p>Other local bus</text:p>
          </table:table-cell>
          <table:table-cell office:value-type="float" office:value="4.1000998141270646" table:style-name="ce27">
            <text:p>4.1</text:p>
          </table:table-cell>
          <table:table-cell office:value-type="float" office:value="4.2177034189883695" table:style-name="ce28">
            <text:p>4.2</text:p>
          </table:table-cell>
          <table:table-cell office:value-type="float" office:value="4.568339062423461" table:style-name="ce28">
            <text:p>4.6</text:p>
          </table:table-cell>
          <table:table-cell office:value-type="float" office:value="4.425793757361367" table:style-name="ce28">
            <text:p>4.4</text:p>
          </table:table-cell>
          <table:table-cell office:value-type="float" office:value="4.3216161418240286" table:style-name="ce28">
            <text:p>4.3</text:p>
          </table:table-cell>
          <table:table-cell office:value-type="float" office:value="4.4095640794404094" table:style-name="ce28">
            <text:p>4.4</text:p>
          </table:table-cell>
          <table:table-cell office:value-type="float" office:value="4.6829924917794514" table:style-name="ce28">
            <text:p>4.7</text:p>
          </table:table-cell>
          <table:table-cell office:value-type="float" office:value="4.9169848468830324" table:style-name="ce28">
            <text:p>4.9</text:p>
          </table:table-cell>
          <table:table-cell office:value-type="float" office:value="4.855960547929044" table:style-name="ce28">
            <text:p>4.9</text:p>
          </table:table-cell>
          <table:table-cell office:value-type="float" office:value="4.6644163517337027" table:style-name="ce28">
            <text:p>4.7</text:p>
          </table:table-cell>
          <table:table-cell office:value-type="float" office:value="4.7479228396614603" table:style-name="ce28">
            <text:p>4.7</text:p>
          </table:table-cell>
          <table:table-cell office:value-type="float" office:value="4.8887803683594955" table:style-name="ce28">
            <text:p>4.9</text:p>
          </table:table-cell>
          <table:table-cell office:value-type="float" office:value="5.2667015219864437" table:style-name="ce28">
            <text:p>5.3</text:p>
          </table:table-cell>
          <table:table-cell office:value-type="float" office:value="4.8724887851697547" table:style-name="ce28">
            <text:p>4.9</text:p>
          </table:table-cell>
          <table:table-cell office:value-type="float" office:value="4.9870843081152856" table:style-name="ce28">
            <text:p>5.0</text:p>
          </table:table-cell>
          <table:table-cell office:value-type="float" office:value="4.9524372807256265" table:style-name="ce28">
            <text:p>5.0</text:p>
          </table:table-cell>
          <table:table-cell office:value-type="float" office:value="5.0858726303487973" table:style-name="ce28">
            <text:p>5.1</text:p>
          </table:table-cell>
          <table:table-cell table:number-columns-repeated="16366"/>
        </table:table-row>
        <table:table-row table:style-name="ro2">
          <table:table-cell office:value-type="string" table:style-name="ce26">
            <text:p>Non-local bus</text:p>
          </table:table-cell>
          <table:table-cell office:value-type="float" office:value="59.283451586791422" table:style-name="ce27">
            <text:p>59.3</text:p>
          </table:table-cell>
          <table:table-cell office:value-type="float" office:value="64.431225199427473" table:style-name="ce28">
            <text:p>64.4</text:p>
          </table:table-cell>
          <table:table-cell office:value-type="float" office:value="82.246029282280148" table:style-name="ce28">
            <text:p>82.2</text:p>
          </table:table-cell>
          <table:table-cell office:value-type="float" office:value="90.854256218456101" table:style-name="ce28">
            <text:p>90.9</text:p>
          </table:table-cell>
          <table:table-cell office:value-type="float" office:value="95.730751699591622" table:style-name="ce28">
            <text:p>95.7</text:p>
          </table:table-cell>
          <table:table-cell office:value-type="float" office:value="96.980920932395051" table:style-name="ce28">
            <text:p>97.0</text:p>
          </table:table-cell>
          <table:table-cell office:value-type="float" office:value="96.267654006916487" table:style-name="ce28">
            <text:p>96.3</text:p>
          </table:table-cell>
          <table:table-cell office:value-type="float" office:value="66.999318705700276" table:style-name="ce28">
            <text:p>67.0</text:p>
          </table:table-cell>
          <table:table-cell office:value-type="float" office:value="81.969657185336573" table:style-name="ce28">
            <text:p>82.0</text:p>
          </table:table-cell>
          <table:table-cell office:value-type="float" office:value="89.005508538450755" table:style-name="ce28">
            <text:p>89.0</text:p>
          </table:table-cell>
          <table:table-cell office:value-type="float" office:value="106.98151019616398" table:style-name="ce28">
            <text:p>107.0</text:p>
          </table:table-cell>
          <table:table-cell office:value-type="float" office:value="101.75212244148348" table:style-name="ce28">
            <text:p>101.8</text:p>
          </table:table-cell>
          <table:table-cell office:value-type="float" office:value="92.997275263958713" table:style-name="ce28">
            <text:p>93.0</text:p>
          </table:table-cell>
          <table:table-cell office:value-type="float" office:value="99.723601388123697" table:style-name="ce28">
            <text:p>99.7</text:p>
          </table:table-cell>
          <table:table-cell office:value-type="float" office:value="69.285601259682934" table:style-name="ce28">
            <text:p>69.3</text:p>
          </table:table-cell>
          <table:table-cell office:value-type="float" office:value="78.889326889842252" table:style-name="ce28">
            <text:p>78.9</text:p>
          </table:table-cell>
          <table:table-cell office:value-type="float" office:value="91.131037223499888" table:style-name="ce28">
            <text:p>91.1</text:p>
          </table:table-cell>
          <table:table-cell table:number-columns-repeated="16366"/>
        </table:table-row>
        <table:table-row table:style-name="ro2">
          <table:table-cell office:value-type="string" table:style-name="ce26">
            <text:p>London Underground</text:p>
          </table:table-cell>
          <table:table-cell office:value-type="float" office:value="7.9328258986724602" table:style-name="ce27">
            <text:p>7.9</text:p>
          </table:table-cell>
          <table:table-cell office:value-type="float" office:value="7.6949528162770067" table:style-name="ce28">
            <text:p>7.7</text:p>
          </table:table-cell>
          <table:table-cell office:value-type="float" office:value="8.5083543099813319" table:style-name="ce28">
            <text:p>8.5</text:p>
          </table:table-cell>
          <table:table-cell office:value-type="float" office:value="8.2829801800641949" table:style-name="ce28">
            <text:p>8.3</text:p>
          </table:table-cell>
          <table:table-cell office:value-type="float" office:value="8.8298212313685358" table:style-name="ce28">
            <text:p>8.8</text:p>
          </table:table-cell>
          <table:table-cell office:value-type="float" office:value="8.534249004614459" table:style-name="ce28">
            <text:p>8.5</text:p>
          </table:table-cell>
          <table:table-cell office:value-type="float" office:value="8.6706370798734724" table:style-name="ce28">
            <text:p>8.7</text:p>
          </table:table-cell>
          <table:table-cell office:value-type="float" office:value="8.0342383445885392" table:style-name="ce28">
            <text:p>8.0</text:p>
          </table:table-cell>
          <table:table-cell office:value-type="float" office:value="7.6251316179127508" table:style-name="ce28">
            <text:p>7.6</text:p>
          </table:table-cell>
          <table:table-cell office:value-type="float" office:value="8.1816110567705316" table:style-name="ce28">
            <text:p>8.2</text:p>
          </table:table-cell>
          <table:table-cell office:value-type="float" office:value="8.459610958658093" table:style-name="ce28">
            <text:p>8.5</text:p>
          </table:table-cell>
          <table:table-cell office:value-type="float" office:value="8.0973859115254534" table:style-name="ce28">
            <text:p>8.1</text:p>
          </table:table-cell>
          <table:table-cell office:value-type="float" office:value="8.343925761206096" table:style-name="ce28">
            <text:p>8.3</text:p>
          </table:table-cell>
          <table:table-cell office:value-type="float" office:value="8.6572303468080865" table:style-name="ce28">
            <text:p>8.7</text:p>
          </table:table-cell>
          <table:table-cell office:value-type="float" office:value="8.6708210787463624" table:style-name="ce28">
            <text:p>8.7</text:p>
          </table:table-cell>
          <table:table-cell office:value-type="float" office:value="8.8326617881973171" table:style-name="ce28">
            <text:p>8.8</text:p>
          </table:table-cell>
          <table:table-cell office:value-type="float" office:value="9.2344251364627272" table:style-name="ce28">
            <text:p>9.2</text:p>
          </table:table-cell>
          <table:table-cell table:number-columns-repeated="16366"/>
        </table:table-row>
        <table:table-row table:style-name="ro2">
          <table:table-cell office:value-type="string" table:style-name="ce26">
            <text:p>Surface Rail</text:p>
          </table:table-cell>
          <table:table-cell office:value-type="float" office:value="31.128189073335836" table:style-name="ce27">
            <text:p>31.1</text:p>
          </table:table-cell>
          <table:table-cell office:value-type="float" office:value="33.513512091161914" table:style-name="ce28">
            <text:p>33.5</text:p>
          </table:table-cell>
          <table:table-cell office:value-type="float" office:value="35.817154689538768" table:style-name="ce28">
            <text:p>35.8</text:p>
          </table:table-cell>
          <table:table-cell office:value-type="float" office:value="31.463885298384689" table:style-name="ce28">
            <text:p>31.5</text:p>
          </table:table-cell>
          <table:table-cell office:value-type="float" office:value="29.625989539225454" table:style-name="ce28">
            <text:p>29.6</text:p>
          </table:table-cell>
          <table:table-cell office:value-type="float" office:value="32.665288774019714" table:style-name="ce28">
            <text:p>32.7</text:p>
          </table:table-cell>
          <table:table-cell office:value-type="float" office:value="32.327708161832064" table:style-name="ce28">
            <text:p>32.3</text:p>
          </table:table-cell>
          <table:table-cell office:value-type="float" office:value="32.639970942669613" table:style-name="ce28">
            <text:p>32.6</text:p>
          </table:table-cell>
          <table:table-cell office:value-type="float" office:value="30.399574860463414" table:style-name="ce28">
            <text:p>30.4</text:p>
          </table:table-cell>
          <table:table-cell office:value-type="float" office:value="31.545597501081382" table:style-name="ce28">
            <text:p>31.5</text:p>
          </table:table-cell>
          <table:table-cell office:value-type="float" office:value="30.631451697598116" table:style-name="ce28">
            <text:p>30.6</text:p>
          </table:table-cell>
          <table:table-cell office:value-type="float" office:value="31.512166747208823" table:style-name="ce28">
            <text:p>31.5</text:p>
          </table:table-cell>
          <table:table-cell office:value-type="float" office:value="32.288533661361527" table:style-name="ce28">
            <text:p>32.3</text:p>
          </table:table-cell>
          <table:table-cell office:value-type="float" office:value="30.778535903766077" table:style-name="ce28">
            <text:p>30.8</text:p>
          </table:table-cell>
          <table:table-cell office:value-type="float" office:value="28.51304116896339" table:style-name="ce28">
            <text:p>28.5</text:p>
          </table:table-cell>
          <table:table-cell office:value-type="float" office:value="32.709860151551702" table:style-name="ce28">
            <text:p>32.7</text:p>
          </table:table-cell>
          <table:table-cell office:value-type="float" office:value="28.554918856910511" table:style-name="ce28">
            <text:p>28.6</text:p>
          </table:table-cell>
          <table:table-cell table:number-columns-repeated="16366"/>
        </table:table-row>
        <table:table-row table:style-name="ro2">
          <table:table-cell office:value-type="string" table:style-name="ce26">
            <text:p>Taxi / minicab</text:p>
          </table:table-cell>
          <table:table-cell office:value-type="float" office:value="3.9177187265911995" table:style-name="ce27">
            <text:p>3.9</text:p>
          </table:table-cell>
          <table:table-cell office:value-type="float" office:value="4.7444018590537809" table:style-name="ce28">
            <text:p>4.7</text:p>
          </table:table-cell>
          <table:table-cell office:value-type="float" office:value="4.4431250400626974" table:style-name="ce28">
            <text:p>4.4</text:p>
          </table:table-cell>
          <table:table-cell office:value-type="float" office:value="4.2950697110678897" table:style-name="ce28">
            <text:p>4.3</text:p>
          </table:table-cell>
          <table:table-cell office:value-type="float" office:value="4.2282213523651109" table:style-name="ce28">
            <text:p>4.2</text:p>
          </table:table-cell>
          <table:table-cell office:value-type="float" office:value="4.8278726734581676" table:style-name="ce28">
            <text:p>4.8</text:p>
          </table:table-cell>
          <table:table-cell office:value-type="float" office:value="4.7885622297808457" table:style-name="ce28">
            <text:p>4.8</text:p>
          </table:table-cell>
          <table:table-cell office:value-type="float" office:value="4.4813176002120008" table:style-name="ce28">
            <text:p>4.5</text:p>
          </table:table-cell>
          <table:table-cell office:value-type="float" office:value="4.5349029574319104" table:style-name="ce28">
            <text:p>4.5</text:p>
          </table:table-cell>
          <table:table-cell office:value-type="float" office:value="4.9091137956479143" table:style-name="ce28">
            <text:p>4.9</text:p>
          </table:table-cell>
          <table:table-cell office:value-type="float" office:value="4.776956568623552" table:style-name="ce28">
            <text:p>4.8</text:p>
          </table:table-cell>
          <table:table-cell office:value-type="float" office:value="5.139141834778437" table:style-name="ce28">
            <text:p>5.1</text:p>
          </table:table-cell>
          <table:table-cell office:value-type="float" office:value="4.788304507646056" table:style-name="ce28">
            <text:p>4.8</text:p>
          </table:table-cell>
          <table:table-cell office:value-type="float" office:value="4.9803279240700897" table:style-name="ce28">
            <text:p>5.0</text:p>
          </table:table-cell>
          <table:table-cell office:value-type="float" office:value="4.9503853974518668" table:style-name="ce28">
            <text:p>5.0</text:p>
          </table:table-cell>
          <table:table-cell office:value-type="float" office:value="5.1820771700438897" table:style-name="ce28">
            <text:p>5.2</text:p>
          </table:table-cell>
          <table:table-cell office:value-type="float" office:value="4.9962602447921887" table:style-name="ce28">
            <text:p>5.0</text:p>
          </table:table-cell>
          <table:table-cell table:number-columns-repeated="16366"/>
        </table:table-row>
        <table:table-row table:style-name="ro8">
          <table:table-cell office:value-type="string" table:style-name="ce30">
            <text:p>Other public transport<text:span text:style-name="T1">4</text:span></text:p>
          </table:table-cell>
          <table:table-cell office:value-type="float" office:value="40.899379330087839" table:style-name="ce31">
            <text:p>40.9</text:p>
          </table:table-cell>
          <table:table-cell office:value-type="float" office:value="16.35624556873946" table:style-name="ce32">
            <text:p>16.4</text:p>
          </table:table-cell>
          <table:table-cell office:value-type="float" office:value="20.645966179495979" table:style-name="ce32">
            <text:p>20.6</text:p>
          </table:table-cell>
          <table:table-cell office:value-type="float" office:value="27.392487126200667" table:style-name="ce32">
            <text:p>27.4</text:p>
          </table:table-cell>
          <table:table-cell office:value-type="float" office:value="21.731829068306254" table:style-name="ce32">
            <text:p>21.7</text:p>
          </table:table-cell>
          <table:table-cell office:value-type="float" office:value="22.886934835451424" table:style-name="ce32">
            <text:p>22.9</text:p>
          </table:table-cell>
          <table:table-cell office:value-type="float" office:value="24.520766961386304" table:style-name="ce32">
            <text:p>24.5</text:p>
          </table:table-cell>
          <table:table-cell office:value-type="float" office:value="36.958767845368719" table:style-name="ce32">
            <text:p>37.0</text:p>
          </table:table-cell>
          <table:table-cell office:value-type="float" office:value="32.611690887336387" table:style-name="ce32">
            <text:p>32.6</text:p>
          </table:table-cell>
          <table:table-cell office:value-type="float" office:value="25.498216757964752" table:style-name="ce32">
            <text:p>25.5</text:p>
          </table:table-cell>
          <table:table-cell office:value-type="float" office:value="25.43982480009759" table:style-name="ce32">
            <text:p>25.4</text:p>
          </table:table-cell>
          <table:table-cell office:value-type="float" office:value="17.309080561425546" table:style-name="ce32">
            <text:p>17.3</text:p>
          </table:table-cell>
          <table:table-cell office:value-type="float" office:value="11.875084847618997" table:style-name="ce32">
            <text:p>11.9</text:p>
          </table:table-cell>
          <table:table-cell office:value-type="float" office:value="21.532177154281669" table:style-name="ce32">
            <text:p>21.5</text:p>
          </table:table-cell>
          <table:table-cell office:value-type="float" office:value="12.874279014293586" table:style-name="ce32">
            <text:p>12.9</text:p>
          </table:table-cell>
          <table:table-cell office:value-type="float" office:value="19.53503075707432" table:style-name="ce32">
            <text:p>19.5</text:p>
          </table:table-cell>
          <table:table-cell office:value-type="float" office:value="23.091167783753811" table:style-name="ce32">
            <text:p>23.1</text:p>
          </table:table-cell>
          <table:table-cell table:number-columns-repeated="16366"/>
        </table:table-row>
        <table:table-row table:style-name="ro7">
          <table:table-cell office:value-type="string" table:style-name="ce26">
            <text:p>All modes</text:p>
          </table:table-cell>
          <table:table-cell office:value-type="float" office:value="6.3840714258129312" table:style-name="ce27">
            <text:p>6.4</text:p>
          </table:table-cell>
          <table:table-cell office:value-type="float" office:value="6.6727099821348475" table:style-name="ce28">
            <text:p>6.7</text:p>
          </table:table-cell>
          <table:table-cell office:value-type="float" office:value="6.8361255177994966" table:style-name="ce28">
            <text:p>6.8</text:p>
          </table:table-cell>
          <table:table-cell office:value-type="float" office:value="6.9538961329344948" table:style-name="ce28">
            <text:p>7.0</text:p>
          </table:table-cell>
          <table:table-cell office:value-type="float" office:value="6.8498269327296182" table:style-name="ce28">
            <text:p>6.8</text:p>
          </table:table-cell>
          <table:table-cell office:value-type="float" office:value="6.8623387005757026" table:style-name="ce28">
            <text:p>6.9</text:p>
          </table:table-cell>
          <table:table-cell office:value-type="float" office:value="6.8113572558611644" table:style-name="ce28">
            <text:p>6.8</text:p>
          </table:table-cell>
          <table:table-cell office:value-type="float" office:value="7.2954806407947084" table:style-name="ce28">
            <text:p>7.3</text:p>
          </table:table-cell>
          <table:table-cell office:value-type="float" office:value="6.930356137146064" table:style-name="ce28">
            <text:p>6.9</text:p>
          </table:table-cell>
          <table:table-cell office:value-type="float" office:value="6.8862008476047807" table:style-name="ce28">
            <text:p>6.9</text:p>
          </table:table-cell>
          <table:table-cell office:value-type="float" office:value="6.9639273580422811" table:style-name="ce28">
            <text:p>7.0</text:p>
          </table:table-cell>
          <table:table-cell office:value-type="float" office:value="7.1117874273323602" table:style-name="ce28">
            <text:p>7.1</text:p>
          </table:table-cell>
          <table:table-cell office:value-type="float" office:value="6.9447815819632366" table:style-name="ce28">
            <text:p>6.9</text:p>
          </table:table-cell>
          <table:table-cell office:value-type="float" office:value="7.1361051161706346" table:style-name="ce28">
            <text:p>7.1</text:p>
          </table:table-cell>
          <table:table-cell office:value-type="float" office:value="7.0405940821856374" table:style-name="ce28">
            <text:p>7.0</text:p>
          </table:table-cell>
          <table:table-cell office:value-type="float" office:value="7.2740600450028463" table:style-name="ce28">
            <text:p>7.3</text:p>
          </table:table-cell>
          <table:table-cell office:value-type="float" office:value="6.8112160686547627" table:style-name="ce29">
            <text:p>6.8</text:p>
          </table:table-cell>
          <table:table-cell table:number-columns-repeated="16366"/>
        </table:table-row>
        <table:table-row table:style-name="ro9">
          <table:table-cell office:value-type="string" table:style-name="ce51">
            <text:p>All modes (excluding walks of less than a mile)<text:span text:style-name="T1">2</text:span></text:p>
          </table:table-cell>
          <table:table-cell office:value-type="string" table:style-name="ce49">
            <text:p>..</text:p>
          </table:table-cell>
          <table:table-cell office:value-type="string" table:style-name="ce49">
            <text:p>..</text:p>
          </table:table-cell>
          <table:table-cell office:value-type="float" office:value="8.0419940495721978" table:style-name="ce50">
            <text:p>8.0</text:p>
          </table:table-cell>
          <table:table-cell office:value-type="float" office:value="8.2312165698046904" table:style-name="ce50">
            <text:p>8.2</text:p>
          </table:table-cell>
          <table:table-cell office:value-type="float" office:value="8.1308026277869043" table:style-name="ce50">
            <text:p>8.1</text:p>
          </table:table-cell>
          <table:table-cell office:value-type="float" office:value="8.1444258113014829" table:style-name="ce50">
            <text:p>8.1</text:p>
          </table:table-cell>
          <table:table-cell office:value-type="float" office:value="8.1191979019381506" table:style-name="ce50">
            <text:p>8.1</text:p>
          </table:table-cell>
          <table:table-cell office:value-type="float" office:value="8.4968307976314961" table:style-name="ce50">
            <text:p>8.5</text:p>
          </table:table-cell>
          <table:table-cell office:value-type="float" office:value="8.0708768372707738" table:style-name="ce50">
            <text:p>8.1</text:p>
          </table:table-cell>
          <table:table-cell office:value-type="float" office:value="8.1264635453276277" table:style-name="ce50">
            <text:p>8.1</text:p>
          </table:table-cell>
          <table:table-cell office:value-type="float" office:value="8.1568756199402284" table:style-name="ce50">
            <text:p>8.2</text:p>
          </table:table-cell>
          <table:table-cell office:value-type="float" office:value="8.3743764307311217" table:style-name="ce50">
            <text:p>8.4</text:p>
          </table:table-cell>
          <table:table-cell office:value-type="float" office:value="8.1227568075417107" table:style-name="ce50">
            <text:p>8.1</text:p>
          </table:table-cell>
          <table:table-cell office:value-type="float" office:value="8.2653351336439567" table:style-name="ce50">
            <text:p>8.3</text:p>
          </table:table-cell>
          <table:table-cell office:value-type="float" office:value="8.1652981999195688" table:style-name="ce50">
            <text:p>8.2</text:p>
          </table:table-cell>
          <table:table-cell office:value-type="float" office:value="8.4289304691866338" table:style-name="ce50">
            <text:p>8.4</text:p>
          </table:table-cell>
          <table:table-cell office:value-type="float" office:value="8.2967641995348256" table:style-name="ce50">
            <text:p>8.3</text:p>
          </table:table-cell>
          <table:table-cell table:number-columns-repeated="16366"/>
        </table:table-row>
        <table:table-row table:style-name="ro7">
          <table:table-cell office:value-type="string" table:style-name="ce21">
            <text:p>Unweighted sample size:</text:p>
          </table:table-cell>
          <table:table-cell table:style-name="ce33"/>
          <table:table-cell table:style-name="ce28"/>
          <table:table-cell table:number-columns-repeated="10" table:style-name="ce33"/>
          <table:table-cell table:style-name="ce3"/>
          <table:table-cell table:number-columns-repeated="4" table:style-name="ce33"/>
          <table:table-cell table:number-columns-repeated="16366"/>
        </table:table-row>
        <table:table-row table:style-name="ro2">
          <table:table-cell office:value-type="string" table:style-name="ce21">
            <text:p><text:s text:c="3"/>individuals</text:p>
          </table:table-cell>
          <table:table-cell office:value-type="float" office:value="19621" table:style-name="ce34">
            <text:p>19,621</text:p>
          </table:table-cell>
          <table:table-cell office:value-type="float" office:value="18739" table:style-name="ce34">
            <text:p>18,739</text:p>
          </table:table-cell>
          <table:table-cell office:value-type="float" office:value="14369" table:style-name="ce34">
            <text:p>14,369</text:p>
          </table:table-cell>
          <table:table-cell office:value-type="float" office:value="16685" table:style-name="ce34">
            <text:p>16,685</text:p>
          </table:table-cell>
          <table:table-cell office:value-type="float" office:value="16487" table:style-name="ce34">
            <text:p>16,487</text:p>
          </table:table-cell>
          <table:table-cell office:value-type="float" office:value="16956" table:style-name="ce34">
            <text:p>16,956</text:p>
          </table:table-cell>
          <table:table-cell office:value-type="float" office:value="16648" table:style-name="ce34">
            <text:p>16,648</text:p>
          </table:table-cell>
          <table:table-cell office:value-type="float" office:value="16858" table:style-name="ce34">
            <text:p>16,858</text:p>
          </table:table-cell>
          <table:table-cell office:value-type="float" office:value="16360" table:style-name="ce34">
            <text:p>16,360</text:p>
          </table:table-cell>
          <table:table-cell office:value-type="float" office:value="17299" table:style-name="ce34">
            <text:p>17,299</text:p>
          </table:table-cell>
          <table:table-cell office:value-type="float" office:value="16553" table:style-name="ce34">
            <text:p>16,553</text:p>
          </table:table-cell>
          <table:table-cell office:value-type="float" office:value="15730" table:style-name="ce34">
            <text:p>15,730</text:p>
          </table:table-cell>
          <table:table-cell office:value-type="float" office:value="16670" table:style-name="ce34">
            <text:p>16,670</text:p>
          </table:table-cell>
          <table:table-cell office:value-type="float" office:value="16192" table:style-name="ce34">
            <text:p>16,192</text:p>
          </table:table-cell>
          <table:table-cell office:value-type="float" office:value="16491" table:style-name="ce34">
            <text:p>16,491</text:p>
          </table:table-cell>
          <table:table-cell office:value-type="float" office:value="15525" table:style-name="ce34">
            <text:p>15,525</text:p>
          </table:table-cell>
          <table:table-cell office:value-type="float" office:value="15840" table:style-name="ce34">
            <text:p>15,840</text:p>
          </table:table-cell>
          <table:table-cell table:number-columns-repeated="16366"/>
        </table:table-row>
        <table:table-row table:style-name="ro10">
          <table:table-cell office:value-type="string" table:style-name="ce35">
            <text:p><text:s text:c="3"/>trips ('000s)<text:span text:style-name="T1">5</text:span></text:p>
          </table:table-cell>
          <table:table-cell office:value-type="float" office:value="397.82400000000001" table:style-name="ce36">
            <text:p>398</text:p>
          </table:table-cell>
          <table:table-cell office:value-type="float" office:value="370.57900000000001" table:style-name="ce36">
            <text:p>371</text:p>
          </table:table-cell>
          <table:table-cell office:value-type="float" office:value="279.40699999999998" table:style-name="ce36">
            <text:p>279</text:p>
          </table:table-cell>
          <table:table-cell office:value-type="float" office:value="317.64699999999999" table:style-name="ce36">
            <text:p>318</text:p>
          </table:table-cell>
          <table:table-cell office:value-type="float" office:value="313.666" table:style-name="ce36">
            <text:p>314</text:p>
          </table:table-cell>
          <table:table-cell office:value-type="float" office:value="324.11599999999999" table:style-name="ce36">
            <text:p>324</text:p>
          </table:table-cell>
          <table:table-cell office:value-type="float" office:value="316.721" table:style-name="ce36">
            <text:p>317</text:p>
          </table:table-cell>
          <table:table-cell office:value-type="float" office:value="303.101" table:style-name="ce36">
            <text:p>303</text:p>
          </table:table-cell>
          <table:table-cell office:value-type="float" office:value="294.60500000000002" table:style-name="ce36">
            <text:p>295</text:p>
          </table:table-cell>
          <table:table-cell office:value-type="float" office:value="312.26299999999998" table:style-name="ce36">
            <text:p>312</text:p>
          </table:table-cell>
          <table:table-cell office:value-type="float" office:value="292.33199999999999" table:style-name="ce36">
            <text:p>292</text:p>
          </table:table-cell>
          <table:table-cell office:value-type="float" office:value="273.411" table:style-name="ce36">
            <text:p>273</text:p>
          </table:table-cell>
          <table:table-cell office:value-type="float" office:value="290.89299999999997" table:style-name="ce36">
            <text:p>291</text:p>
          </table:table-cell>
          <table:table-cell office:value-type="float" office:value="273.75099999999998" table:style-name="ce36">
            <text:p>274</text:p>
          </table:table-cell>
          <table:table-cell office:value-type="float" office:value="280.05200000000002" table:style-name="ce36">
            <text:p>280</text:p>
          </table:table-cell>
          <table:table-cell office:value-type="float" office:value="259.46499999999997" table:style-name="ce36">
            <text:p>259</text:p>
          </table:table-cell>
          <table:table-cell office:value-type="float" office:value="276.45" table:style-name="ce36">
            <text:p>276</text:p>
          </table:table-cell>
          <table:table-cell table:number-columns-repeated="16366"/>
        </table:table-row>
        <table:table-row table:style-name="ro2">
          <table:table-cell table:style-name="ce22"/>
          <table:table-cell table:number-columns-repeated="2" table:style-name="ce34"/>
          <table:table-cell table:number-columns-repeated="16381" table:style-name="ce3"/>
        </table:table-row>
        <table:table-row table:style-name="ro2">
          <table:table-cell office:value-type="string" table:style-name="ce37">
            <text:p>1 There is an apparent under-recording of short walks in 2002 and 2003 and short trips in 2007 and 2008 compared to other years.</text:p>
          </table:table-cell>
          <table:table-cell table:number-columns-repeated="16383" table:style-name="ce3"/>
        </table:table-row>
        <table:table-row table:style-name="ro11">
          <table:table-cell office:value-type="string" table:number-columns-spanned="18" table:number-rows-spanned="1" table:style-name="ce46">
            <text:p>2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To enable a comparison of trends, walking and all mode figures are also presented excluding short walks. See page 5 of the Statistics Release for more information.</text:p>
          </table:table-cell>
          <table:covered-table-cell table:number-columns-repeated="17"/>
          <table:table-cell table:number-columns-repeated="16366"/>
        </table:table-row>
        <table:table-row table:style-name="ro2">
          <table:table-cell office:value-type="string" table:style-name="ce38">
            <text:p>3 Mostly private hire bus (including school buses)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9">
            <text:p>4 Air, ferries and light rail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39">
            <text:p>5 Figures include short walks.</text:p>
          </table:table-cell>
          <table:table-cell table:number-columns-repeated="16383" table:style-name="ce3"/>
        </table:table-row>
        <table:table-row table:style-name="ro2">
          <table:table-cell table:style-name="ce40"/>
          <table:table-cell table:number-columns-repeated="16383" table:style-name="ce3"/>
        </table:table-row>
        <table:table-row table:style-name="ro2">
          <table:table-cell office:value-type="string" table:style-name="ce41">
            <text:p>Telephone: 020 7944 3097</text:p>
          </table:table-cell>
          <table:table-cell table:number-columns-repeated="7" table:style-name="ce3"/>
          <table:table-cell table:number-columns-repeated="2" table:style-name="ce42"/>
          <table:table-cell table:style-name="ce3"/>
          <table:table-cell table:style-name="ce43"/>
          <table:table-cell table:number-columns-repeated="2" table:style-name="ce3"/>
          <table:table-cell table:number-columns-repeated="2" table:style-name="ce4"/>
          <table:table-cell table:style-name="ce3"/>
          <table:table-cell office:value-type="string" table:style-name="ce43">
            <text:p>Source: National Travel Survey</text:p>
          </table:table-cell>
          <table:table-cell table:number-columns-repeated="16366"/>
        </table:table-row>
        <table:table-row table:style-name="ro2">
          <table:table-cell office:value-type="string" table:style-name="ce41">
            <text:p>Email: national.travelsurvey@dft.gsi.gov.uk</text:p>
          </table:table-cell>
          <table:table-cell table:number-columns-repeated="7" table:style-name="ce3"/>
          <table:table-cell table:number-columns-repeated="2" table:style-name="ce42"/>
          <table:table-cell table:style-name="ce3"/>
          <table:table-cell table:style-name="ce43"/>
          <table:table-cell table:number-columns-repeated="2" table:style-name="ce3"/>
          <table:table-cell table:number-columns-repeated="2" table:style-name="ce4"/>
          <table:table-cell table:style-name="ce3"/>
          <table:table-cell office:value-type="string" table:style-name="ce43">
            <text:p>Last updated: 27 July 2017</text:p>
          </table:table-cell>
          <table:table-cell table:number-columns-repeated="16366"/>
        </table:table-row>
        <table:table-row table:style-name="ro2">
          <table:table-cell office:value-type="string" table:style-name="ce44">
            <text:p><text:a xlink:href="https://www.gov.uk/government/collections/national-travel-survey-statistics">Notes &amp; definitions</text:a></text:p>
          </table:table-cell>
          <table:table-cell table:number-columns-repeated="7" table:style-name="ce3"/>
          <table:table-cell table:number-columns-repeated="2" table:style-name="ce42"/>
          <table:table-cell table:style-name="ce3"/>
          <table:table-cell table:style-name="ce43"/>
          <table:table-cell table:number-columns-repeated="2" table:style-name="ce3"/>
          <table:table-cell table:number-columns-repeated="2" table:style-name="ce4"/>
          <table:table-cell table:style-name="ce3"/>
          <table:table-cell office:value-type="string" table:style-name="ce43">
            <text:p>Next update: Late 2017</text:p>
          </table:table-cell>
          <table:table-cell table:number-columns-repeated="16366"/>
        </table:table-row>
        <table:table-row table:style-name="ro2">
          <table:table-cell table:style-name="ce40"/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office:value-type="string" table:style-name="ce39">
            <text:p>The figures in this table are National Statistics</text:p>
          </table:table-cell>
          <table:table-cell table:number-columns-repeated="13" table:style-name="ce3"/>
          <table:table-cell table:style-name="ce4"/>
          <table:table-cell table:number-columns-repeated="16369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7" table:number-rows-spanned="1" table:style-name="ce47">
            <text:p>The results presented in this table are weighted. The base (unweighted sample size) is shown in the table for information.<text:s/></text:p>
          </table:table-cell>
          <table:covered-table-cell table:number-columns-repeated="16"/>
          <table:table-cell table:number-columns-repeated="16367" table:style-name="ce3"/>
        </table:table-row>
        <table:table-row table:style-name="ro12">
          <table:table-cell office:value-type="string" table:number-columns-spanned="17" table:number-rows-spanned="1" table:style-name="ce47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6"/>
          <table:table-cell table:number-columns-repeated="16367" table:style-name="ce3"/>
        </table:table-row>
        <table:table-row table:style-name="ro2">
          <table:table-cell office:value-type="string" table:number-columns-spanned="17" table:number-rows-spanned="1" table:style-name="ce47">
            <text:p>The survey results are subject to sampling error.</text:p>
          </table:table-cell>
          <table:covered-table-cell table:number-columns-repeated="16"/>
          <table:table-cell table:number-columns-repeated="16367" table:style-name="ce3"/>
        </table:table-row>
        <table:table-row table:number-rows-repeated="1048530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06.$A$1"/>
          <table:named-expression table:name="dgdsfyh" table:expression="of:=[.#REF!]" table:base-cell-address="NTS0306.$A$1"/>
          <table:named-expression table:name="Dialog" table:expression="of:='http://www.dft.gov.uk/TSGB00/8-01-98.XLS'#$$Dialog" table:base-cell-address="NTS0306.$A$1"/>
          <table:named-expression table:name="dialog2" table:expression="of:='http://www.dft.gov.uk/TSGB00/8-01-98.XLS'#$$dialog2" table:base-cell-address="NTS0306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06.$A$1"/>
          <table:named-expression table:name="new_dialog" table:expression="of:='file://tslan10/COMQ/TSGB00/8-01-98.XLS'#$$Dialog" table:base-cell-address="NTS0306.$A$1"/>
          <table:named-expression table:name="OldData" table:expression="of:=[.#REF!]" table:base-cell-address="NTS0306.$A$1"/>
          <table:named-range table:name="Print_Area" table:cell-range-address="NTS0306.$A$1:NTS0306.$R$46" table:base-cell-address="NTS0306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306.$A$1"/>
        <table:named-expression table:name="activeCell" table:expression="of:=[.#REF!]" table:base-cell-address="NTS0306.$A$1"/>
        <table:named-range table:name="ayear" table:cell-range-address="'file:///W:/SECTION1/1-15-98.XLS'#RAWDATA.$J$2" table:base-cell-address="NTS0306.$A$1"/>
        <table:named-range table:name="byear" table:cell-range-address="'file:///W:/SECTION1/1-15-98.XLS'#RAWDATA.$L$2" table:base-cell-address="NTS0306.$A$1"/>
        <table:named-expression table:name="CategoryTitle" table:expression="of:=[.#REF!]" table:base-cell-address="NTS0306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06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306.$A$1"/>
        <table:named-range table:name="cyear" table:cell-range-address="'file:///W:/SECTION1/1-15-98.XLS'#RAWDATA.$J$2" table:base-cell-address="NTS0306.$A$1"/>
        <table:named-expression table:name="dgdsfyh" table:expression="of:=[.#REF!]" table:base-cell-address="NTS0306.$A$1"/>
        <table:named-expression table:name="Dialog" table:expression="of:='http://www.dft.gov.uk/TSGB00/8-01-98.XLS'#$$Dialog" table:base-cell-address="NTS0306.$A$1"/>
        <table:named-expression table:name="dialog2" table:expression="of:='http://www.dft.gov.uk/TSGB00/8-01-98.XLS'#$$dialog2" table:base-cell-address="NTS0306.$A$1"/>
        <table:named-expression table:name="fayear" table:expression="of:=[.#REF!]" table:base-cell-address="NTS0306.$A$1"/>
        <table:named-expression table:name="fdafda" table:expression="of:=[.#REF!]" table:base-cell-address="NTS0306.$A$1"/>
        <table:named-range table:name="fendyear" table:cell-range-address="'file:///W:/SECTION1/1-15-98.XLS'#RAWDATA.$L$2" table:base-cell-address="NTS0306.$A$1"/>
        <table:named-range table:name="ffyear" table:cell-range-address="'file:///W:/SECTION1/1-15-98.XLS'#RAWDATA.$J$2" table:base-cell-address="NTS0306.$A$1"/>
        <table:named-expression table:name="Footnotes" table:expression="of:=[.#REF!]" table:base-cell-address="NTS0306.$A$1"/>
        <table:named-range table:name="fyear" table:cell-range-address="'file:///W:/SECTION1/1-15-98.XLS'#RAWDATA.$J$2" table:base-cell-address="NTS0306.$A$1"/>
        <table:named-expression table:name="fyear2" table:expression="of:=[.#REF!]" table:base-cell-address="NTS0306.$A$1"/>
        <table:named-expression table:name="GraphData" table:expression="of:=['file:///T:/TSGB1998/SECTION1/1-13-98.XLS'#'TIS-INDEX'.$B$13:.$Q$44]~['file:///T:/TSGB1998/SECTION1/1-13-98.XLS'#'TIS-INDEX'.$E$9:.$R$9]" table:base-cell-address="NTS0306.$A$1"/>
        <table:named-expression table:name="GraphTitle" table:expression="of:=[.#REF!]" table:base-cell-address="NTS0306.$A$1"/>
        <table:named-expression table:name="MACRO" table:expression="of:=#N/A" table:base-cell-address="NTS0306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06.$A$1"/>
        <table:named-expression table:name="new_dialog" table:expression="of:='file://tslan10/COMQ/TSGB00/8-01-98.XLS'#$$Dialog" table:base-cell-address="NTS0306.$A$1"/>
        <table:named-expression table:name="new_table" table:expression="of:=[.#REF!]" table:base-cell-address="NTS0306.$A$1"/>
        <table:named-expression table:name="OldData" table:expression="of:=[.#REF!]" table:base-cell-address="NTS0306.$A$1"/>
        <table:named-expression table:name="Print_Area" table:expression="of:=[.#REF!]" table:base-cell-address="NTS0306.$A$1"/>
        <table:named-expression table:name="printarea" table:expression="of:=[.#REF!]" table:base-cell-address="NTS0306.$A$1"/>
        <table:named-expression table:name="PUBLISH1998_Print_Area" table:expression="of:=[.#REF!]" table:base-cell-address="NTS0306.$A$1"/>
        <table:named-expression table:name="TABA1_2" table:expression="of:=#N/A" table:base-cell-address="NTS0306.$A$1"/>
        <table:named-expression table:name="TABA3" table:expression="of:=#N/A" table:base-cell-address="NTS0306.$A$1"/>
        <table:named-expression table:name="TABB1_2" table:expression="of:=#N/A" table:base-cell-address="NTS0306.$A$1"/>
        <table:named-expression table:name="TableTitle" table:expression="of:=[.#REF!]" table:base-cell-address="NTS0306.$A$1"/>
        <table:named-expression table:name="testing" table:expression="of:=[.#REF!]" table:base-cell-address="NTS0306.$A$1"/>
        <table:named-expression table:name="ValueTitle" table:expression="of:=[.#REF!]" table:base-cell-address="NTS0306.$A$1"/>
        <table:named-expression table:name="year" table:expression="of:=[.#REF!]" table:base-cell-address="NTS0306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1" number:min-integer-digits="1" number:grouping="true"/>
    </number:number-style>
    <number:number-style style:name="N37P1">
      <number:text>(</number:text>
      <number:number number:decimal-places="1" number:min-integer-digits="1" number:grouping="true"/>
      <number:text>)</number:text>
    </number:number-style>
    <number:text-style style:name="N37">
      <number:text>(-)</number:text>
      <style:map style:condition="value()&gt;0.5" style:apply-style-name="N37P0"/>
      <style:map style:condition="value()&lt;-0.5" style:apply-style-name="N37P1"/>
    </number:text-style>
    <number:number-style style:name="N38P0">
      <number:number number:decimal-places="1" number:min-integer-digits="1" number:grouping="true"/>
    </number:number-style>
    <number:number-style style:name="N38P1">
      <number:text>-</number:text>
      <number:number number:decimal-places="1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number:number-style style:name="N39P0">
      <number:number number:decimal-places="0" number:min-integer-digits="1"/>
    </number:number-style>
    <number:number-style style:name="N39P1">
      <number:number number:decimal-places="0" number:min-integer-digits="1" number:grouping="true"/>
    </number:number-style>
    <number:text-style style:name="N39">
      <number:text>-</number:text>
      <style:map style:condition="value()=0" style:apply-style-name="N39P0"/>
      <style:map style:condition="value()&gt;0.5" style:apply-style-name="N39P1"/>
    </number:text-style>
    <number:number-style style:name="N40">
      <number:number number:decimal-places="3" number:min-integer-digits="1"/>
    </number:number-style>
    <style:style style:name="Comma_2003_32_main_32_tables" style:display-name="Comma_2003 main tables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6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4T14:13:47Z</dc:date>
    <meta:print-date>2016-08-08T15:23:05Z</meta:print-date>
  </office:meta>
</office:document-meta>
</file>